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3.9583in" fo:margin-left="1.5042in" table:align="left" style:may-break-between-rows="true" table:border-model="collapsing"/>
    </style:style>
    <style:style style:name="Table2.A" style:family="table-column">
      <style:table-column-properties style:column-width="1.7986in"/>
    </style:style>
    <style:style style:name="Table2.B" style:family="table-column">
      <style:table-column-properties style:column-width="2.159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3in" fo:margin-top="0in" fo:margin-bottom="0.3in" table:align="center" style:may-break-between-rows="true" table:border-model="collapsing"/>
    </style:style>
    <style:style style:name="Table1.A" style:family="table-column">
      <style:table-column-properties style:column-width="1.3806in"/>
    </style:style>
    <style:style style:name="Table1.B"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c5882"/>
    </style:style>
    <style:style style:name="P2" style:family="paragraph" style:parent-style-name="Text_20_body">
      <style:text-properties officeooo:paragraph-rsid="000d5a16"/>
    </style:style>
    <style:style style:name="P3" style:family="paragraph" style:parent-style-name="Text_20_body">
      <style:text-properties officeooo:paragraph-rsid="000c5882"/>
    </style:style>
    <style:style style:name="P4" style:family="paragraph" style:parent-style-name="Text_20_body">
      <style:text-properties officeooo:paragraph-rsid="000ee813"/>
    </style:style>
    <style:style style:name="P5" style:family="paragraph" style:parent-style-name="Text_20_body">
      <style:text-properties fo:font-weight="bold" officeooo:paragraph-rsid="000ee813" style:font-weight-asian="bold" style:font-weight-complex="bold"/>
    </style:style>
    <style:style style:name="P6" style:family="paragraph" style:parent-style-name="Text_20_body">
      <style:text-properties officeooo:paragraph-rsid="0010da0c"/>
    </style:style>
    <style:style style:name="P7" style:family="paragraph" style:parent-style-name="Text_20_body">
      <style:text-properties officeooo:paragraph-rsid="0015130f"/>
    </style:style>
    <style:style style:name="P8" style:family="paragraph" style:parent-style-name="Text_20_body">
      <style:text-properties officeooo:rsid="00197a2b" officeooo:paragraph-rsid="00197a2b"/>
    </style:style>
    <style:style style:name="P9" style:family="paragraph" style:parent-style-name="Table_20_Contents">
      <style:text-properties fo:font-size="2pt" style:font-size-asian="2pt" style:font-size-complex="2pt"/>
    </style:style>
    <style:style style:name="P10"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0ee81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in" fo:margin-right="0in" fo:text-align="center"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97a2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Heading_20_1">
      <style:text-properties officeooo:paragraph-rsid="00197a2b"/>
    </style:style>
    <style:style style:name="P13" style:family="paragraph" style:parent-style-name="Heading_20_1">
      <style:text-properties officeooo:rsid="000c5882" officeooo:paragraph-rsid="000ee813"/>
    </style:style>
    <style:style style:name="P14" style:family="paragraph" style:parent-style-name="Text_20_body" style:list-style-name="L1"/>
    <style:style style:name="P15" style:family="paragraph" style:parent-style-name="Text_20_body" style:list-style-name="L1">
      <style:text-properties officeooo:paragraph-rsid="00136097"/>
    </style:style>
    <style:style style:name="P16" style:family="paragraph" style:parent-style-name="Text_20_body" style:list-style-name="L1">
      <style:text-properties officeooo:rsid="001a9e8e" officeooo:paragraph-rsid="001a9e8e"/>
    </style:style>
    <style:style style:name="P17" style:family="paragraph" style:parent-style-name="Text_20_body" style:list-style-name="L2">
      <style:text-properties officeooo:paragraph-rsid="000ee813"/>
    </style:style>
    <style:style style:name="P18" style:family="paragraph" style:parent-style-name="Text_20_body" style:list-style-name="L3">
      <style:text-properties officeooo:paragraph-rsid="000ee813"/>
    </style:style>
    <style:style style:name="P19" style:family="paragraph" style:parent-style-name="Text_20_body" style:list-style-name="L4">
      <style:text-properties officeooo:paragraph-rsid="000ee813"/>
    </style:style>
    <style:style style:name="P20" style:family="paragraph" style:parent-style-name="Text_20_body" style:list-style-name="L5">
      <style:text-properties officeooo:paragraph-rsid="000ee813"/>
    </style:style>
    <style:style style:name="P21" style:family="paragraph" style:parent-style-name="Title">
      <style:text-properties officeooo:rsid="000c5882" officeooo:paragraph-rsid="000c5882"/>
    </style:style>
    <style:style style:name="T1" style:family="text">
      <style:text-properties style:text-line-through-style="none" style:text-line-through-type="none" fo:font-size="12pt" style:text-underline-style="none" style:font-size-asian="12pt" style:font-size-complex="12pt"/>
    </style:style>
    <style:style style:name="T2" style:family="text">
      <style:text-properties fo:font-size="12pt" style:font-size-asian="12pt" style:font-size-complex="12pt"/>
    </style:style>
    <style:style style:name="T3" style:family="text">
      <style:text-properties fo:font-size="12pt" officeooo:rsid="000c5882" style:font-size-asian="12pt" style:font-size-complex="12pt"/>
    </style:style>
    <style:style style:name="T4" style:family="text">
      <style:text-properties fo:font-size="12pt" officeooo:rsid="000d5a16" style:font-size-asian="12pt" style:font-size-complex="12pt"/>
    </style:style>
    <style:style style:name="T5" style:family="text">
      <style:text-properties officeooo:rsid="000ee813"/>
    </style:style>
    <style:style style:name="T6" style:family="text">
      <style:text-properties officeooo:rsid="0010da0c"/>
    </style:style>
    <style:style style:name="T7" style:family="text">
      <style:text-properties officeooo:rsid="00115343"/>
    </style:style>
    <style:style style:name="T8" style:family="text">
      <style:text-properties officeooo:rsid="00136097"/>
    </style:style>
    <style:style style:name="T9" style:family="text">
      <style:text-properties style:font-name="Liberation Sans Narrow"/>
    </style:style>
    <style:style style:name="T10" style:family="text">
      <style:text-properties officeooo:rsid="0015130f"/>
    </style:style>
    <style:style style:name="T11" style:family="text">
      <style:text-properties officeooo:rsid="0017c1cc"/>
    </style:style>
    <style:style style:name="T12" style:family="text">
      <style:text-properties officeooo:rsid="00197a2b"/>
    </style:style>
    <style:style style:name="T13" style:family="text">
      <style:text-properties officeooo:rsid="0021ff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DRuno Fran Plugin</text:p>
      <text:p text:style-name="Subtitle">Version 0.4</text:p>
      <text:h text:style-name="Heading_20_1" text:outline-level="1">Overview</text:h>
      <text:p text:style-name="P3">This plugin is a sample or "proof of concept" plugin for SDRPlay SDRuno Version 1.4. This version will not work in 1.4 RC3 or earlier. This plugin might again break in a future 1.4 release. It is amazing it even works!</text:p>
      <text:p text:style-name="P3">The plugin uses files with either the swskeds csv format or SDRuno bank format. The swskeds file combines several sources and has numerous duplicate entries. The source information in the loaded swskeds file is added to the selection list in the Sources combobox. Although multiple swskeds files can be loaded, I would not recommend it. The bank file is a SDRuno memory bank file. Mutiple Bank files can be loaded.</text:p>
      <text:p text:style-name="P3">I have included a recent swskeds file. You can also get a zip file containing the swskeds csv file in the files section of the swskeds group on groups.io.</text:p>
      <text:h text:style-name="Heading_20_1" text:outline-level="1">Installation</text:h>
      <text:p text:style-name="P7">Unzip the files to <text:span text:style-name="T10">the SDRuno plugin</text:span> <text:span text:style-name="T10">folder</text:span>. <text:s/><text:span text:style-name="T10">The SDRuno plugin folder can be selected and viewed by right-clicking on the SDRuno plugins window background. </text:span><text:span text:style-name="T7">See Section 2.10 Plugins in the SDRPlay SDRuno User Manual for more information.</text:span></text:p>
      <text:h text:style-name="Heading_20_1" text:outline-level="1">Operation</text:h>
      <text:p text:style-name="P7"><text:span text:style-name="T10">Open the SDRuno plugins window. Fran should be on the list. Highlight the Fran line and press Load Plugins. </text:span>Press the File button on the plugin window and select the .CSV file to load. <text:s/>The area at the bottom of the plugin window will either show the number of records loaded or where an error occur<text:span text:style-name="T12">r</text:span>ed in the csv file. <text:span text:style-name="T11">Close the window or Unload All Plugins to exit.</text:span></text:p>
      <text:p text:style-name="P7">Best results occur when using a zoomed spectrum as the swskeds file has numerous stations closely spaced in most bands. The text for the station will appear to the immediate right of the frequency since the styles have not been implemented. Text will appear and disappear as stations are scheduled to go on and off the air. I hope to implement a fade in and fade out function to indicate stations about to go on-air and about to go off <text:s/>air. The sorting and the positioning of the text on screen is very rudimentary and more "jumpy" to my liking. <text:s/>There is a limit of 64 text entries so they are centered around the vfo area. </text:p>
      <text:p text:style-name="P3"><text:soft-page-break/>The user can select the source in the swsked file to display using the Sources combobox. The default ALL entry enables all sources. Any active station without a source specified is displayed regardless of the Sources selection.</text:p>
      <text:p text:style-name="P3">Mu<text:span text:style-name="T6">l</text:span>tiple files can be loaded. Although multiple swskeds files can be loaded, I would not recommend it. One swskeds and one or more Bank files can be loaded. Exit the plugin to clear the annotations and start over.</text:p>
      <text:p text:style-name="P8">The following colors are used for these languages in the swsked file. The colors can not be changed at this time.</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1">Arabic</text:p>
          </table:table-cell>
          <table:table-cell table:style-name="Table2.B1" office:value-type="string">
            <text:p text:style-name="P11">Green</text:p>
          </table:table-cell>
        </table:table-row>
        <table:table-row table:style-name="Table2.1">
          <table:table-cell table:style-name="Table2.A2" office:value-type="string">
            <text:p text:style-name="P11">English</text:p>
          </table:table-cell>
          <table:table-cell table:style-name="Table2.B2" office:value-type="string">
            <text:p text:style-name="P11">Purple</text:p>
          </table:table-cell>
        </table:table-row>
        <table:table-row table:style-name="Table2.1">
          <table:table-cell table:style-name="Table2.A2" office:value-type="string">
            <text:p text:style-name="P11">French</text:p>
          </table:table-cell>
          <table:table-cell table:style-name="Table2.B2" office:value-type="string">
            <text:p text:style-name="P11">Cyan</text:p>
          </table:table-cell>
        </table:table-row>
        <table:table-row table:style-name="Table2.1">
          <table:table-cell table:style-name="Table2.A2" office:value-type="string">
            <text:p text:style-name="P11">Japanese</text:p>
          </table:table-cell>
          <table:table-cell table:style-name="Table2.B2" office:value-type="string">
            <text:p text:style-name="P11">Lt Red</text:p>
          </table:table-cell>
        </table:table-row>
        <table:table-row table:style-name="Table2.1">
          <table:table-cell table:style-name="Table2.A2" office:value-type="string">
            <text:p text:style-name="P11">Mandarin/Chinese</text:p>
          </table:table-cell>
          <table:table-cell table:style-name="Table2.B2" office:value-type="string">
            <text:p text:style-name="P11">Orange</text:p>
          </table:table-cell>
        </table:table-row>
        <table:table-row table:style-name="Table2.1">
          <table:table-cell table:style-name="Table2.A2" office:value-type="string">
            <text:p text:style-name="P11">Russian</text:p>
          </table:table-cell>
          <table:table-cell table:style-name="Table2.B2" office:value-type="string">
            <text:p text:style-name="P11">Drk Red</text:p>
          </table:table-cell>
        </table:table-row>
        <table:table-row table:style-name="Table2.1">
          <table:table-cell table:style-name="Table2.A2" office:value-type="string">
            <text:p text:style-name="P11">Spanish</text:p>
          </table:table-cell>
          <table:table-cell table:style-name="Table2.B2" office:value-type="string">
            <text:p text:style-name="P11">Yellow</text:p>
          </table:table-cell>
        </table:table-row>
      </table:table>
      <text:h text:style-name="P12" text:outline-level="1">Program Sources and Compiling</text:h>
      <text:p text:style-name="P6"><text:span text:style-name="T6">Sources are available on GitHub at </text:span><text:a xlink:type="simple" xlink:href="https://github.com/LinuxSheeple-E/SDRunoPlugin_Fran" text:style-name="Internet_20_link" text:visited-style-name="Visited_20_Internet_20_Link"><text:span text:style-name="T6">https://github.com/LinuxSheeple-E/SDRunoPlugin_Fran</text:span></text:a><text:span text:style-name="T6">. </text:span>Plugin was compiled using Microsoft Visual Studio 2017. Select Release x86 as the solution configuration. This project needs the SDRplay/plugins repository on github.com. The plugins directory should be at the same directory level as the SDRunoPlugin_Fran directory.<text:tab/></text:p>
      <text:p text:style-name="P9"><text:bookmark text:name="diff-1550ec65ac92f65817fc28928dfef526912b5f52356ff43651369bae92f56031R8"/><text:tab/></text:p>
      <text:h text:style-name="Heading_20_1" text:outline-level="1">Changes</text:h>
      <text:h text:style-name="Heading_20_2" text:outline-level="2">Since Version 0.3</text:h>
      <text:list xml:id="list744277792" text:style-name="L1">
        <text:list-item>
          <text:p text:style-name="P15">Improve<text:span text:style-name="T8">d</text:span> window appearance. <text:span text:style-name="T8">The title bar looks more like other SDRuno windows and has close and minimized buttons.</text:span></text:p>
        </text:list-item>
        <text:list-item>
          <text:p text:style-name="P14">Window can now be minimized without causing problems.</text:p>
        </text:list-item>
        <text:list-item>
          <text:p text:style-name="P14"><text:span text:style-name="T8">T</text:span>he <text:span text:style-name="T8">plugin </text:span>window position <text:span text:style-name="T8">is saved </text:span>when user saves the workspace.</text:p>
        </text:list-item>
        <text:list-item>
          <text:p text:style-name="P16"><text:soft-page-break/>Change the formatting of documentation and setup source repository.</text:p>
        </text:list-item>
      </text:list>
      <text:h text:style-name="Heading_20_2" text:outline-level="2"><text:span text:style-name="T5">S</text:span>ince Version 0.2</text:h>
      <text:list xml:id="list1682478798" text:style-name="L2">
        <text:list-item>
          <text:p text:style-name="P17">Updated to work with SDRuno 1.4 RC4 <text:span text:style-name="T6">and later</text:span>. This version will not work with RC3 or earlier ("Boldly going forward, 'cause we can't find reverse").</text:p>
        </text:list-item>
        <text:list-item>
          <text:p text:style-name="P17">Change Annotator Style to Marker. This also required some adjustment to the item spacing. A lot of stuff is still hardwired.</text:p>
        </text:list-item>
        <text:list-item>
          <text:p text:style-name="P17">I was not too familiar with Microsoft's use of Interface Classes in C++. The code is refactored to move the IUnoAnnotator interface to the main plugin class instead of deriving a separate class.</text:p>
        </text:list-item>
        <text:list-item>
          <text:p text:style-name="P17">Minor code improvements.</text:p>
        </text:list-item>
      </text:list>
      <text:h text:style-name="Heading_20_2" text:outline-level="2"><text:span text:style-name="T5">S</text:span>ince Version 0.1</text:h>
      <text:list xml:id="list1337723539" text:style-name="L3">
        <text:list-item>
          <text:p text:style-name="P18">Added support for limiting the station display to one source in the swskeds file. This is interactive and <text:span text:style-name="T9">can</text:span> reduce the number of duplicate stations displayed.</text:p>
        </text:list-item>
        <text:list-item>
          <text:p text:style-name="P18">Improved parsing of the days field in the swskeds file. The formats that represent a day of a month (Jun 21th) or a day of the week (1st Fr) are now supported. This should reduce the display of stations not really broadcasting. </text:p>
        </text:list-item>
        <text:list-item>
          <text:p text:style-name="P18">Minor fixes and stability improvements.</text:p>
        </text:list-item>
      </text:list>
      <text:h text:style-name="Heading_20_2" text:outline-level="2"><text:span text:style-name="T5">S</text:span>ince Version 0.0.0</text:h>
      <text:list xml:id="list2901335507" text:style-name="L4">
        <text:list-item>
          <text:p text:style-name="P19">Fixed stability issues when tuning to certain frequencies. SDRuno would crash from exceptions being thown due to CSV file format problems. Also annotate text has a 63 character limit.</text:p>
        </text:list-item>
        <text:list-item>
          <text:p text:style-name="P19">Added support for the SDRuno Bank CSV format.</text:p>
        </text:list-item>
        <text:list-item>
          <text:p text:style-name="P19">Added support for loading multiple annotation files.</text:p>
        </text:list-item>
        <text:list-item>
          <text:p text:style-name="P19">Added text color by language (swskeds file only). There is no way to currently change them or turn them off.</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10">Arabic</text:p>
          </table:table-cell>
          <table:table-cell table:style-name="Table1.B1" office:value-type="string">
            <text:p text:style-name="P10">Green</text:p>
          </table:table-cell>
        </table:table-row>
        <table:table-row table:style-name="Table1.1">
          <table:table-cell table:style-name="Table1.A2" office:value-type="string">
            <text:p text:style-name="P10">English</text:p>
          </table:table-cell>
          <table:table-cell table:style-name="Table1.B2" office:value-type="string">
            <text:p text:style-name="P10">Purple</text:p>
          </table:table-cell>
        </table:table-row>
        <table:table-row table:style-name="Table1.1">
          <table:table-cell table:style-name="Table1.A2" office:value-type="string">
            <text:p text:style-name="P10">French</text:p>
          </table:table-cell>
          <table:table-cell table:style-name="Table1.B2" office:value-type="string">
            <text:p text:style-name="P10">Cyan</text:p>
          </table:table-cell>
        </table:table-row>
        <text:soft-page-break/>
        <table:table-row table:style-name="Table1.1">
          <table:table-cell table:style-name="Table1.A2" office:value-type="string">
            <text:p text:style-name="P10">Japanese</text:p>
          </table:table-cell>
          <table:table-cell table:style-name="Table1.B2" office:value-type="string">
            <text:p text:style-name="P10">Lt Red</text:p>
          </table:table-cell>
        </table:table-row>
        <table:table-row table:style-name="Table1.1">
          <table:table-cell table:style-name="Table1.A2" office:value-type="string">
            <text:p text:style-name="P10">Mandarin/Chinese</text:p>
          </table:table-cell>
          <table:table-cell table:style-name="Table1.B2" office:value-type="string">
            <text:p text:style-name="P10">Orange</text:p>
          </table:table-cell>
        </table:table-row>
        <table:table-row table:style-name="Table1.1">
          <table:table-cell table:style-name="Table1.A2" office:value-type="string">
            <text:p text:style-name="P10">Russian</text:p>
          </table:table-cell>
          <table:table-cell table:style-name="Table1.B2" office:value-type="string">
            <text:p text:style-name="P10">Drk Red</text:p>
          </table:table-cell>
        </table:table-row>
        <table:table-row table:style-name="Table1.1">
          <table:table-cell table:style-name="Table1.A2" office:value-type="string">
            <text:p text:style-name="P10">Spanish</text:p>
          </table:table-cell>
          <table:table-cell table:style-name="Table1.B2" office:value-type="string">
            <text:p text:style-name="P10">Yellow</text:p>
          </table:table-cell>
        </table:table-row>
      </table:table>
      <text:list xml:id="list3577171760" text:style-name="L5">
        <text:list-item>
          <text:p text:style-name="P20">Minor fixes like lessening the crowding of entries on the screen and displaying the annotation at the lowest and highest frequency</text:p>
        </text:list-item>
      </text:list>
      <text:h text:style-name="P13" text:outline-level="1">Legal Information</text:h>
      <text:p text:style-name="P2"><text:span text:style-name="T2">For more information </text:span><text:span text:style-name="T3">about </text:span><text:span text:style-name="T4">SDRplay </text:span><text:span text:style-name="T3">SDRuno</text:span><text:span text:style-name="T2"> see: </text:span><text:a xlink:type="simple" xlink:href="https://www.sdrplay.com/" text:style-name="Internet_20_link" text:visited-style-name="Visited_20_Internet_20_Link"><text:span text:style-name="T1">https://www.sdrplay.com/ </text:span></text:a></text:p>
      <text:p text:style-name="P1"/>
      <text:p text:style-name="P4">Portions are Copyright (C) 2020 Eric A. Cottrell</text:p>
      <text:p text:style-name="P4">Contact: eric.c.boston@gmail.com</text:p>
      <text:p text:style-name="P4">Redistribution and use in source and binary forms, with or without modification, are permitted provided that the following conditions are met:</text:p>
      <text:p text:style-name="P4"><text:s/>1. Redistributions of source code must retain the above copyright notice, this list of conditions and the following disclaimer.</text:p>
      <text:p text:style-name="P4"><text:s/>2. Redistributions in binary form must reproduce the above copyright notice, this list of conditions and the following disclaimer in the documentation and/or other materials provided with the distribution.</text:p>
      <text:p text:style-name="P4"><text:s/>3. Neither the name of the copyright holder nor the names of its contributors may be used to endorse or promote products derived from this software without specific prior written permission.</text:p>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text:soft-page-break/>NEGLIGENCE OR OTHERWISE) ARISING IN ANY WAY OUT OF THE USE OF THIS SOFTWARE, EVEN IF ADVISED OF THE POSSIBILITY OF SUCH DAMAGE.</text:p>
      <text:h text:style-name="Heading_20_3" text:outline-level="3">CSV reading library:</text:h>
      <text:p text:style-name="P4">Copyright (c) 2015, ben-strasser</text:p>
      <text:p text:style-name="P4">All rights reserved.</text:p>
      <text:p text:style-name="P4"/>
      <text:p text:style-name="P4">Redistribution and use in source and binary forms, with or without modification, are permitted provided that the following conditions are met:</text:p>
      <text:p text:style-name="P4">* Redistributions of source code must retain the above copyright notice, this list of conditions and the following disclaimer.</text:p>
      <text:p text:style-name="P4"/>
      <text:p text:style-name="P4">* Redistributions in binary form must reproduce the above copyright notice, this list of conditions and the following disclaimer in the documentation and/or other materials provided with the distribution.</text:p>
      <text:p text:style-name="P4">* Neither the name of fast-cpp-csv-parser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5">SDRplay is the trading name of SDRplay Limited a company registered in England # 09035244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T1" style:family="text">
      <style:text-properties officeooo:rsid="0021ffb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text:tab/><text:tab/>SDRuno Fran Plugin</text:p>
      </style:header>
      <loext:header-first>
        <text:p text:style-name="Header_20_left"/>
      </loext:header-first>
      <style:footer>
        <text:p text:style-name="Footer"><text:span text:style-name="MT1">V0.4<text:tab/><text:tab/></text:span><text:page-number text:select-page="current">5</text:page-number></text:p>
      </style:footer>
      <loext:footer-first>
        <text:p text:style-name="Footer"><text:span text:style-name="MT1">V0.4<text:tab/><text:tab/></text:span><text:page-number text:select-page="current">1</text:page-number></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1T13:10:00</meta:creation-date>
    <meta:initial-creator>Ralph Weir</meta:initial-creator>
    <dc:date>2020-10-23T20:59:11.315000000</dc:date>
    <meta:editing-duration>PT3H14M50S</meta:editing-duration>
    <meta:editing-cycles>14</meta:editing-cycles>
    <meta:generator>LibreOffice/6.4.1.2$Windows_X86_64 LibreOffice_project/4d224e95b98b138af42a64d84056446d09082932</meta:generator>
    <meta:document-statistic meta:table-count="2" meta:image-count="0" meta:object-count="0" meta:page-count="5" meta:paragraph-count="87" meta:word-count="1345" meta:character-count="8238" meta:non-whitespace-character-count="6978"/>
  </office:meta>
</office:document-meta>
</file>